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767cm" fo:margin-right="0cm" fo:text-align="start" style:justify-single-word="false" fo:text-indent="-0.714cm" style:auto-text-indent="false">
        <style:tab-stops/>
      </style:paragraph-properties>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4" style:family="paragraph" style:parent-style-name="Standard">
      <style:paragraph-properties fo:text-align="start" style:justify-single-word="false"/>
      <style:text-properties fo:font-size="10pt" style:text-underline-style="none" style:font-size-asian="10pt" style:font-size-complex="10pt"/>
    </style:style>
    <style:style style:name="P5" style:family="paragraph" style:parent-style-name="Standard">
      <style:paragraph-properties fo:text-align="justify" style:justify-single-word="false"/>
      <style:text-properties fo:font-size="10.5pt" style:text-underline-style="none" style:font-size-asian="10.5pt" style:font-size-complex="10.5pt"/>
    </style:style>
    <style:style style:name="P6" style:family="paragraph" style:parent-style-name="Standard">
      <style:paragraph-properties fo:margin-left="0.767cm" fo:margin-right="0cm" fo:text-align="start" style:justify-single-word="false" fo:text-indent="-0.714cm" style:auto-text-indent="false">
        <style:tab-stops/>
      </style:paragraph-properties>
      <style:text-properties fo:font-size="12pt" style:text-underline-style="none" style:font-size-asian="10.5pt" style:font-size-complex="12pt"/>
    </style:style>
    <style:style style:name="P7" style:family="paragraph" style:parent-style-name="Standard">
      <style:paragraph-properties fo:margin-left="0.767cm" fo:margin-right="0cm" fo:text-align="justify" style:justify-single-word="false" fo:text-indent="-0.714cm" style:auto-text-indent="false">
        <style:tab-stops/>
      </style:paragraph-properties>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margin-left="0.794cm" fo:margin-right="0cm" fo:text-align="start" style:justify-single-word="false" fo:text-indent="-0.688cm" style:auto-text-indent="false">
        <style:tab-stops/>
      </style:paragraph-properties>
      <style:text-properties fo:font-size="12pt" style:text-underline-style="none" style:font-size-asian="10.5pt" style:font-size-complex="12pt"/>
    </style:style>
    <style:style style:name="P9" style:family="paragraph" style:parent-style-name="Standard">
      <style:paragraph-properties fo:margin-left="0.794cm" fo:margin-right="0cm" fo:text-align="justify" style:justify-single-word="false" fo:text-indent="-0.688cm" style:auto-text-indent="false">
        <style:tab-stops/>
      </style:paragraph-properties>
      <style:text-properties fo:font-size="12pt" style:text-underline-style="none" style:font-size-asian="10.5pt" style:font-size-complex="12pt"/>
    </style:style>
    <style:style style:name="P10" style:family="paragraph" style:parent-style-name="Standard">
      <style:paragraph-properties fo:margin-left="0.794cm" fo:margin-right="0cm" fo:text-align="center" style:justify-single-word="false" fo:text-indent="-0.688cm" style:auto-text-indent="false">
        <style:tab-stops/>
      </style:paragraph-properties>
      <style:text-properties fo:font-size="18pt" style:text-underline-style="none" style:font-size-asian="18pt" style:font-size-complex="18pt"/>
    </style:style>
    <style:style style:name="P11" style:family="paragraph">
      <style:paragraph-properties fo:text-align="center"/>
    </style:style>
    <style:style style:name="T1" style:family="text">
      <style:text-properties fo:font-size="12pt" style:text-underline-style="none" style:font-size-asian="10.5pt" style:font-size-complex="12pt"/>
    </style:style>
    <style:style style:name="T2" style:family="text">
      <style:text-properties fo:font-size="12pt" style:text-underline-style="none" fo:font-weight="bold" style:font-size-asian="10.5pt" style:font-weight-asian="bold" style:font-size-complex="12pt" style:font-weight-complex="bol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naire</text:p>
      <text:p text:style-name="P4"/>
      <text:p text:style-name="P5">We're creating an Intranet college network as a part of our SEN project, in which you'll be able to connect with anyone on campus via website that runs on Intranet only. The idea here is TO REPLACE WEBMAIL FOR MASS COMMUNICATION as 15 mb of mail storage always overflows. It'll be a fancy single-page web-app with all those HTML5-CSS3 bells &amp; whistles and some design beauty, and we're serious and making it, so help us!</text:p>
      <text:p text:style-name="P4"/>
      <text:p text:style-name="P4"/>
      <text:p text:style-name="P2">NAME : _______________</text:p>
      <text:p text:style-name="P2">DAIICT ID: ____________</text:p>
      <text:p text:style-name="P2"/>
      <text:p text:style-name="P2"/>
      <text:p text:style-name="P7">Q1. On the Scale of 1 to 5 how much do you think communicating with your batchmates and professor over the social network is useful for you? * </text:p>
      <text:p text:style-name="P1"><text:span text:style-name="T1"><text:s text:c="7"/>[Note: Rate </text:span><text:span text:style-name="T2">1</text:span><text:span text:style-name="T1"> For </text:span><text:span text:style-name="T2">Low</text:span><text:span text:style-name="T1"> and Rate </text:span><text:span text:style-name="T2">5</text:span><text:span text:style-name="T1"> For </text:span><text:span text:style-name="T2">High</text:span><text:span text:style-name="T1"> ]</text:span></text:p>
      <text:p text:style-name="P6"><text:s text:c="4"/></text:p>
      <text:p text:style-name="P6"><text:s text:c="7"/>1<text:tab/>2<text:tab/>3<text:tab/>4<text:tab/>5</text:p>
      <text:p text:style-name="P6"><draw:ellipse text:anchor-type="paragraph" draw:z-index="3" draw:style-name="gr1" draw:text-style-name="P11" svg:width="0.424cm" svg:height="0.475cm" svg:x="5.722cm" svg:y="0.136cm"><text:p/></draw:ellipse><draw:ellipse text:anchor-type="paragraph" draw:z-index="2" draw:style-name="gr1" draw:text-style-name="P11" svg:width="0.424cm" svg:height="0.475cm" svg:x="4.479cm" svg:y="0.136cm"><text:p/></draw:ellipse><draw:ellipse text:anchor-type="paragraph" draw:z-index="1" draw:style-name="gr1" draw:text-style-name="P11" svg:width="0.424cm" svg:height="0.475cm" svg:x="3.129cm" svg:y="0.136cm"><text:p/></draw:ellipse><draw:ellipse text:anchor-type="paragraph" draw:z-index="0" draw:style-name="gr1" draw:text-style-name="P11" svg:width="0.424cm" svg:height="0.422cm" svg:x="1.859cm" svg:y="0.162cm"><text:p/></draw:ellipse><draw:circle text:anchor-type="paragraph" draw:z-index="8" draw:style-name="gr1" draw:text-style-name="P11" svg:width="0.424cm" svg:height="0.424cm" svg:x="0.748cm" svg:y="0.166cm"><text:p/></draw:circle> <text:s text:c="6"/></text:p>
      <text:p text:style-name="P6"/>
      <text:p text:style-name="P6"/>
      <text:p text:style-name="P9">Q2. Which of your existing web accounts from the following do you want to associated with the CampusTalk? *</text:p>
      <text:p text:style-name="P8"><text:tab/></text:p>
      <text:p text:style-name="P8"><draw:rect text:anchor-type="paragraph" draw:z-index="4" draw:style-name="gr1" draw:text-style-name="P11" svg:width="0.371cm" svg:height="0.369cm" svg:x="1.462cm" svg:y="0.023cm"><text:p/></draw:rect><text:tab/><text:tab/>Facebook</text:p>
      <text:p text:style-name="P8"><draw:rect text:anchor-type="paragraph" draw:z-index="5" draw:style-name="gr1" draw:text-style-name="P11" svg:width="0.396cm" svg:height="0.396cm" svg:x="1.439cm" svg:y="0.035cm"><text:p/></draw:rect><text:tab/><text:tab/>LinkedIn</text:p>
      <text:p text:style-name="P8"><draw:rect text:anchor-type="paragraph" draw:z-index="6" draw:style-name="gr1" draw:text-style-name="P11" svg:width="0.369cm" svg:height="0.369cm" svg:x="1.466cm" svg:y="0.078cm"><text:p/></draw:rect><text:tab/><text:tab/>Twitter</text:p>
      <text:p text:style-name="P8"/>
      <text:p text:style-name="P8">Q3. Do you want file sharing facility? *</text:p>
      <text:p text:style-name="P8"><text:tab/></text:p>
      <text:p text:style-name="P8"><draw:circle text:anchor-type="paragraph" draw:z-index="7" draw:style-name="gr1" draw:text-style-name="P11" svg:width="0.424cm" svg:height="0.424cm" svg:x="0.748cm" svg:y="0.012cm"><text:p/></draw:circle><draw:circle text:anchor-type="paragraph" draw:z-index="9" draw:style-name="gr1" draw:text-style-name="P11" svg:width="0.424cm" svg:height="0.424cm" svg:x="2.812cm" svg:y="0.039cm"><text:p/></draw:circle><text:tab/> <text:s text:c="4"/>Yes <text:tab/><text:tab/>No</text:p>
      <text:p text:style-name="P8"><text:tab/></text:p>
      <text:p text:style-name="P8">Q4. Chat options should be there or not? *</text:p>
      <text:p text:style-name="P8"><draw:ellipse text:anchor-type="paragraph" draw:z-index="10" draw:style-name="gr1" draw:text-style-name="P11" svg:width="0.422cm" svg:height="0.424cm" svg:x="0.778cm" svg:y="0.483cm"><text:p/></draw:ellipse></text:p>
      <text:p text:style-name="P8"><draw:circle text:anchor-type="paragraph" draw:z-index="11" draw:style-name="gr1" draw:text-style-name="P11" svg:width="0.422cm" svg:height="0.422cm" svg:x="2.815cm" svg:y="0.019cm"><text:p/></draw:circle><text:tab/> <text:s text:c="4"/>Yes<text:tab/><text:tab/>No</text:p>
      <text:p text:style-name="P8"/>
      <text:p text:style-name="P8">Q5. Should the system can be accessed over the internet outside Campus? *</text:p>
      <text:p text:style-name="P8"/>
      <text:p text:style-name="P8"><draw:ellipse text:anchor-type="paragraph" draw:z-index="12" draw:style-name="gr1" draw:text-style-name="P11" svg:width="0.396cm" svg:height="0.424cm" svg:x="0.778cm" svg:y="0.06cm"><text:p/></draw:ellipse><draw:circle text:anchor-type="paragraph" draw:z-index="13" draw:style-name="gr1" draw:text-style-name="P11" svg:width="0.424cm" svg:height="0.424cm" svg:x="2.812cm" svg:y="0.06cm"><text:p/></draw:circle><text:tab/> <text:s text:c="3"/>Yes<text:tab/><text:tab/>No</text:p>
      <text:p text:style-name="P8"/>
      <text:p text:style-name="P8">Q6. Allow Professors to see each of the students' activities on the site ? *</text:p>
      <text:p text:style-name="P8"/>
      <text:p text:style-name="P8"><draw:ellipse text:anchor-type="paragraph" draw:z-index="14" draw:style-name="gr1" draw:text-style-name="P11" svg:width="0.369cm" svg:height="0.424cm" svg:x="0.804cm" svg:y="0.018cm"><text:p/></draw:ellipse><draw:circle text:anchor-type="paragraph" draw:z-index="15" draw:style-name="gr1" draw:text-style-name="P11" svg:width="0.424cm" svg:height="0.424cm" svg:x="2.759cm" svg:y="0.018cm"><text:p/></draw:circle><text:tab/> <text:s text:c="3"/>Yes<text:tab/> <text:s/><text:tab/>No</text:p>
      <text:p text:style-name="P8"/>
      <text:p text:style-name="P8">Q7. Your Suggestion on having yet-another-semi-social-network as CampusTalk<text:tab/>____________________________________________________________________________________________________________________________________________________________________________________________________________________________________</text:p>
      <text:p text:style-name="P8"/>
      <text:p text:style-name="P8"/>
      <text:p text:style-name="P10">Thank Yo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shil </meta:initial-creator>
    <meta:creation-date>2012-09-19T03:54:44</meta:creation-date>
    <dc:date>2012-09-19T04:15:03</dc:date>
    <dc:creator>Darshil </dc:creator>
    <meta:editing-duration>PT20M9S</meta:editing-duration>
    <meta:editing-cycles>8</meta:editing-cycles>
    <meta:generator>LibreOffice/3.4$Linux LibreOffice_project/340m1$Build-402</meta:generator>
    <meta:document-statistic meta:table-count="0" meta:image-count="0" meta:object-count="0" meta:page-count="1" meta:paragraph-count="26" meta:word-count="212" meta:character-count="1435" meta:non-whitespace-character-count="1179"/>
  </office:meta>
</office:document-meta>
</file>